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2.718cm"/>
    </style:style>
    <style:style style:name="co16" style:family="table-column">
      <style:table-column-properties fo:break-before="auto" style:column-width="5.299cm"/>
    </style:style>
    <style:style style:name="co17" style:family="table-column">
      <style:table-column-properties fo:break-before="auto" style:column-width="1.164cm"/>
    </style:style>
    <style:style style:name="co18" style:family="table-column">
      <style:table-column-properties fo:break-before="auto" style:column-width="2.775cm"/>
    </style:style>
    <style:style style:name="co19" style:family="table-column">
      <style:table-column-properties fo:break-before="auto" style:column-width="2.247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0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 style:data-style-name="N60"/>
    <style:style style:name="ce7" style:family="table-cell" style:parent-style-name="Default" style:data-style-name="N0">
      <style:table-cell-properties fo:background-color="#e6ff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23ff23"/>
    </style:style>
    <style:style style:name="ce10" style:family="table-cell" style:parent-style-name="Default" style:data-style-name="N0">
      <style:table-cell-properties fo:background-color="#ccccff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13" style:family="table-cell" style:parent-style-name="Default" style:data-style-name="N0">
      <style:text-properties fo:color="#00ff00"/>
    </style:style>
    <style:style style:name="ce14" style:family="table-cell" style:parent-style-name="Default" style:data-style-name="N0">
      <style:text-properties fo:color="#ff336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20" style:family="table-cell" style:parent-style-name="Default" style:data-style-name="N11"/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60"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Default"/>
        <table:table-column table:style-name="co6" table:default-cell-style-name="ce15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4536">
            <text:p>64536</text:p>
          </table:table-cell>
          <table:table-cell table:style-name="ce16" table:formula="of:=&quot;0x&quot;&amp;DEC2HEX([.C22])" office:value-type="string" office:string-value="0xFC18">
            <text:p>0xFC18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21" office:value-type="string">
            <text:p>Ecart réel </text:p>
            <text:p>Théorie/exp (%)</text:p>
          </table:table-cell>
          <table:table-cell table:style-name="ce18" table:number-columns-repeated="1011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15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11" office:value-type="string">
            <text:p>T1CON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ce15" table:number-columns-repeated="2"/>
          <table:table-cell table:number-columns-repeated="3"/>
          <table:table-cell table:style-name="ce22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1" office:value-type="string">
            <text:p>TMR1H</text:p>
          </table:table-cell>
          <table:table-cell table:style-name="ce16" table:formula="of:=&quot;0x&quot;&amp;[.F28]" office:value-type="string" office:string-value="0xFC">
            <text:p>0xFC</text:p>
          </table:table-cell>
          <table:table-cell table:style-name="ce16" table:formula="of:=INT([.C22]/256)" office:value-type="float" office:value="252">
            <text:p>252</text:p>
          </table:table-cell>
          <table:table-cell table:style-name="ce16" table:formula="of:=DEC2HEX([.E28])" office:value-type="string" office:string-value="FC">
            <text:p>FC</text:p>
          </table:table-cell>
          <table:table-cell table:style-name="ce15"/>
          <table:table-cell table:style-name="ce17" table:formula="of:=&quot;0x&quot;&amp;[.J28]" office:value-type="string" office:string-value="0xFC">
            <text:p>0xFC</text:p>
          </table:table-cell>
          <table:table-cell table:style-name="ce17" table:formula="of:=HEX2DEC([.J28])" office:value-type="float" office:value="252">
            <text:p>252</text:p>
          </table:table-cell>
          <table:table-cell table:style-name="ce19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L</text:p>
          </table:table-cell>
          <table:table-cell table:style-name="ce16" table:formula="of:=&quot;0x&quot;&amp;[.F29]" office:value-type="string" office:string-value="0x18">
            <text:p>0x18</text:p>
          </table:table-cell>
          <table:table-cell table:style-name="ce16" table:formula="of:=MOD([.C22];256)" office:value-type="float" office:value="24">
            <text:p>24</text:p>
          </table:table-cell>
          <table:table-cell table:style-name="ce16" table:formula="of:=DEC2HEX([.E29])" office:value-type="string" office:string-value="18">
            <text:p>18</text:p>
          </table:table-cell>
          <table:table-cell table:style-name="ce15"/>
          <table:table-cell table:style-name="ce17" table:formula="of:=&quot;0x&quot;&amp;[.J29]" office:value-type="string" office:string-value="0x36">
            <text:p>0x36</text:p>
          </table:table-cell>
          <table:table-cell table:style-name="ce17" table:formula="of:=HEX2DEC([.J29])" office:value-type="float" office:value="54">
            <text:p>54</text:p>
          </table:table-cell>
          <table:table-cell table:style-name="ce19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H..TMR1L</text:p>
          </table:table-cell>
          <table:table-cell table:style-name="ce16" table:formula="of:=&quot;0x&quot;&amp;[.F30]" office:value-type="string" office:string-value="0xFC18">
            <text:p>0xFC18</text:p>
          </table:table-cell>
          <table:table-cell table:style-name="ce17" table:formula="of:=[.C22]" office:value-type="float" office:value="64536">
            <text:p>64536</text:p>
          </table:table-cell>
          <table:table-cell table:style-name="ce16" table:formula="of:=DEC2HEX([.E30])" office:value-type="string" office:string-value="FC18">
            <text:p>FC18</text:p>
          </table:table-cell>
          <table:table-cell/>
          <table:table-cell table:style-name="ce17" table:formula="of:=&quot;0x&quot;&amp;[.J30]" office:value-type="string" office:string-value="0xFC36">
            <text:p>0xFC36</text:p>
          </table:table-cell>
          <table:table-cell table:style-name="ce17" table:formula="of:=[.I28]*256+[.I29]" office:value-type="float" office:value="64566">
            <text:p>64566</text:p>
          </table:table-cell>
          <table:table-cell table:style-name="ce17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14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INTF</text:p>
          </table:table-cell>
          <table:table-cell table:number-columns-repeated="10"/>
          <table:table-cell table:style-name="ce22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23" office:value-type="string">
            <text:p>Principe mesure RPM</text:p>
          </table:table-cell>
          <table:table-cell table:style-name="ce23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23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1018" table:default-cell-style-name="Default"/>
        <table:table-row table:style-name="ro2">
          <table:table-cell/>
          <table:table-cell table:style-name="ce23" office:value-type="string">
            <text:p>RPM (tr/min)</text:p>
          </table:table-cell>
          <table:table-cell table:style-name="ce23" office:value-type="string">
            <text:p>RPM (tr/sec = Hz)</text:p>
          </table:table-cell>
          <table:table-cell table:style-name="ce25" office:value-type="string">
            <text:p>Durée tour (s)</text:p>
          </table:table-cell>
          <table:table-cell table:style-name="ce23" office:value-type="string">
            <text:p>Allumage 2T (s)</text:p>
          </table:table-cell>
          <table:table-cell table:style-name="ce25" office:value-type="string">
            <text:p>Allumage 4T (s)</text:p>
          </table:table-cell>
          <table:table-cell table:style-name="ce23" table:number-columns-repeated="1018"/>
        </table:table-row>
        <table:table-row table:style-name="ro2">
          <table:table-cell office:value-type="string">
            <text:p>Min</text:p>
          </table:table-cell>
          <table:table-cell table:style-name="ce24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style-name="ce23" table:number-columns-repeated="1018"/>
        </table:table-row>
        <table:table-row table:style-name="ro2">
          <table:table-cell office:value-type="string">
            <text:p>Max</text:p>
          </table:table-cell>
          <table:table-cell table:style-name="ce24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style-name="ce23" table:number-columns-repeated="1018"/>
        </table:table-row>
        <table:table-row table:style-name="ro2">
          <table:table-cell office:value-type="string">
            <text:p>Précision</text:p>
          </table:table-cell>
          <table:table-cell table:style-name="ce24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style-name="ce23" table:number-columns-repeated="1018"/>
        </table:table-row>
        <table:table-row table:style-name="ro2">
          <table:table-cell/>
          <table:table-cell table:style-name="ce24"/>
          <table:table-cell table:number-columns-repeated="4"/>
          <table:table-cell table:style-name="ce23" table:number-columns-repeated="1018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number-columns-repeated="1018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number-columns-repeated="1018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number-columns-repeated="1018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number-columns-repeated="1018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number-columns-repeated="1018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number-columns-repeated="1018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number-columns-repeated="1018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number-columns-repeated="1018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number-columns-repeated="1018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number-columns-repeated="1018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number-columns-repeated="1018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number-columns-repeated="1018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number-columns-repeated="1018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number-columns-repeated="1018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number-columns-repeated="1018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number-columns-repeated="1018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number-columns-repeated="1018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number-columns-repeated="1018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number-columns-repeated="1018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number-columns-repeated="1018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number-columns-repeated="1018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number-columns-repeated="1018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number-columns-repeated="1018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number-columns-repeated="1018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number-columns-repeated="1018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number-columns-repeated="1018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number-columns-repeated="1018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number-columns-repeated="1018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number-columns-repeated="1018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number-columns-repeated="1018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number-columns-repeated="1018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number-columns-repeated="1018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number-columns-repeated="1018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number-columns-repeated="1018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number-columns-repeated="1018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number-columns-repeated="1018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number-columns-repeated="1018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number-columns-repeated="1018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number-columns-repeated="1018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number-columns-repeated="1018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number-columns-repeated="1018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number-columns-repeated="1018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number-columns-repeated="1018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number-columns-repeated="1018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number-columns-repeated="1018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number-columns-repeated="1018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number-columns-repeated="1018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number-columns-repeated="1018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number-columns-repeated="1018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number-columns-repeated="1018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number-columns-repeated="1018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number-columns-repeated="1018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number-columns-repeated="1018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number-columns-repeated="1018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number-columns-repeated="1018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number-columns-repeated="1018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number-columns-repeated="1018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number-columns-repeated="1018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number-columns-repeated="1018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number-columns-repeated="1018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number-columns-repeated="1018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number-columns-repeated="1018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number-columns-repeated="1018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number-columns-repeated="1018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number-columns-repeated="1018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number-columns-repeated="1018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number-columns-repeated="1018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number-columns-repeated="1018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number-columns-repeated="1018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number-columns-repeated="1018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number-columns-repeated="1018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number-columns-repeated="1018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number-columns-repeated="1018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number-columns-repeated="1018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number-columns-repeated="1018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number-columns-repeated="1018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number-columns-repeated="1018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number-columns-repeated="1018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number-columns-repeated="1018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number-columns-repeated="1018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number-columns-repeated="1018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number-columns-repeated="1018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number-columns-repeated="1018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number-columns-repeated="1018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number-columns-repeated="1018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number-columns-repeated="1018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number-columns-repeated="1018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number-columns-repeated="1018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number-columns-repeated="1018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number-columns-repeated="1018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number-columns-repeated="1018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number-columns-repeated="1018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number-columns-repeated="1018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number-columns-repeated="1018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number-columns-repeated="1018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number-columns-repeated="1018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number-columns-repeated="1018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number-columns-repeated="1018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number-columns-repeated="1018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number-columns-repeated="1018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number-columns-repeated="1018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number-columns-repeated="1018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number-columns-repeated="1018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number-columns-repeated="1018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number-columns-repeated="1018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number-columns-repeated="1018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number-columns-repeated="1018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number-columns-repeated="1018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number-columns-repeated="1018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number-columns-repeated="1018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number-columns-repeated="1018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number-columns-repeated="1018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number-columns-repeated="1018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number-columns-repeated="1018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number-columns-repeated="1018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number-columns-repeated="1018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number-columns-repeated="1018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number-columns-repeated="1018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number-columns-repeated="1018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number-columns-repeated="1018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number-columns-repeated="1018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number-columns-repeated="1018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number-columns-repeated="1018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number-columns-repeated="1018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number-columns-repeated="1018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number-columns-repeated="1018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number-columns-repeated="1018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number-columns-repeated="1018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number-columns-repeated="1018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number-columns-repeated="1018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number-columns-repeated="1018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number-columns-repeated="1018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number-columns-repeated="1018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number-columns-repeated="1018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number-columns-repeated="1018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number-columns-repeated="1018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number-columns-repeated="1018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number-columns-repeated="1018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number-columns-repeated="1018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number-columns-repeated="1018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number-columns-repeated="1018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number-columns-repeated="1018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number-columns-repeated="1018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number-columns-repeated="1018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number-columns-repeated="1018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number-columns-repeated="1018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number-columns-repeated="1018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number-columns-repeated="1018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number-columns-repeated="1018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number-columns-repeated="1018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number-columns-repeated="1018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number-columns-repeated="1018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number-columns-repeated="1018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number-columns-repeated="1018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number-columns-repeated="1018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number-columns-repeated="1018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number-columns-repeated="1018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number-columns-repeated="1018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number-columns-repeated="1018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number-columns-repeated="1018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number-columns-repeated="1018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number-columns-repeated="1018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number-columns-repeated="1018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number-columns-repeated="1018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number-columns-repeated="1018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number-columns-repeated="1018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number-columns-repeated="1018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number-columns-repeated="1018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number-columns-repeated="1018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number-columns-repeated="1018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number-columns-repeated="1018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number-columns-repeated="1018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number-columns-repeated="1018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number-columns-repeated="1018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number-columns-repeated="1018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number-columns-repeated="1018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number-columns-repeated="1018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number-columns-repeated="1018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number-columns-repeated="1018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number-columns-repeated="1018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number-columns-repeated="1018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number-columns-repeated="1018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number-columns-repeated="1018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number-columns-repeated="1018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number-columns-repeated="1018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number-columns-repeated="1018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number-columns-repeated="1018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number-columns-repeated="1018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number-columns-repeated="1018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number-columns-repeated="1018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number-columns-repeated="1018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number-columns-repeated="1018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number-columns-repeated="1018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number-columns-repeated="1018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number-columns-repeated="1018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number-columns-repeated="1018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number-columns-repeated="1018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number-columns-repeated="1018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number-columns-repeated="1018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number-columns-repeated="1018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number-columns-repeated="1018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number-columns-repeated="1018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number-columns-repeated="1018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number-columns-repeated="1018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number-columns-repeated="1018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number-columns-repeated="1018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number-columns-repeated="1018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number-columns-repeated="1018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number-columns-repeated="1018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number-columns-repeated="1018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number-columns-repeated="1018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number-columns-repeated="1018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number-columns-repeated="1018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number-columns-repeated="1018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number-columns-repeated="1018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number-columns-repeated="1018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number-columns-repeated="1018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number-columns-repeated="1018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number-columns-repeated="1018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number-columns-repeated="1018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number-columns-repeated="1018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number-columns-repeated="1018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number-columns-repeated="1018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number-columns-repeated="1018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number-columns-repeated="1018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number-columns-repeated="1018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number-columns-repeated="1018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number-columns-repeated="1018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number-columns-repeated="1018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number-columns-repeated="1018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number-columns-repeated="1018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number-columns-repeated="1018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number-columns-repeated="1018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number-columns-repeated="1018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number-columns-repeated="1018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number-columns-repeated="1018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number-columns-repeated="1018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number-columns-repeated="1018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number-columns-repeated="1018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number-columns-repeated="1018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number-columns-repeated="1018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number-columns-repeated="1018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number-columns-repeated="1018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number-columns-repeated="1018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number-columns-repeated="1018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number-columns-repeated="1018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number-columns-repeated="1018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number-columns-repeated="1018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number-columns-repeated="1018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number-columns-repeated="1018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number-columns-repeated="1018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number-columns-repeated="1018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number-columns-repeated="1018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number-columns-repeated="1018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number-columns-repeated="1018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number-columns-repeated="1018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number-columns-repeated="1018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number-columns-repeated="1018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number-columns-repeated="1018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number-columns-repeated="1018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number-columns-repeated="1018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number-columns-repeated="1018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number-columns-repeated="1018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number-columns-repeated="1018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number-columns-repeated="1018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number-columns-repeated="1018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number-columns-repeated="1018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number-columns-repeated="1018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number-columns-repeated="1018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number-columns-repeated="1018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number-columns-repeated="1018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number-columns-repeated="1018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number-columns-repeated="1018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number-columns-repeated="1018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number-columns-repeated="1018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number-columns-repeated="1018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number-columns-repeated="1018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number-columns-repeated="1018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number-columns-repeated="1018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number-columns-repeated="1018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number-columns-repeated="1018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number-columns-repeated="1018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number-columns-repeated="1018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number-columns-repeated="1018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number-columns-repeated="1018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number-columns-repeated="1018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number-columns-repeated="1018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number-columns-repeated="1018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number-columns-repeated="1018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number-columns-repeated="1018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number-columns-repeated="1018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number-columns-repeated="1018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number-columns-repeated="1018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number-columns-repeated="1018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number-columns-repeated="1018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number-columns-repeated="1018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number-columns-repeated="1018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number-columns-repeated="1018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number-columns-repeated="1018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number-columns-repeated="1018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number-columns-repeated="1018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number-columns-repeated="1018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number-columns-repeated="1018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number-columns-repeated="1018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number-columns-repeated="1018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number-columns-repeated="1018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number-columns-repeated="1018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number-columns-repeated="1018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number-columns-repeated="1018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number-columns-repeated="1018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number-columns-repeated="1018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number-columns-repeated="1018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number-columns-repeated="1018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number-columns-repeated="1018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number-columns-repeated="1018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number-columns-repeated="1018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number-columns-repeated="1018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number-columns-repeated="1018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number-columns-repeated="1018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number-columns-repeated="1018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number-columns-repeated="1018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number-columns-repeated="1018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number-columns-repeated="1018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number-columns-repeated="1018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number-columns-repeated="1018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number-columns-repeated="1018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number-columns-repeated="1018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number-columns-repeated="1018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number-columns-repeated="1018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number-columns-repeated="1018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number-columns-repeated="1018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number-columns-repeated="1018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number-columns-repeated="1018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number-columns-repeated="1018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number-columns-repeated="1018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number-columns-repeated="1018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number-columns-repeated="1018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number-columns-repeated="1018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number-columns-repeated="1018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number-columns-repeated="1018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number-columns-repeated="1018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number-columns-repeated="1018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number-columns-repeated="1018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number-columns-repeated="1018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number-columns-repeated="1018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number-columns-repeated="1018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number-columns-repeated="1018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number-columns-repeated="1018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number-columns-repeated="1018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number-columns-repeated="1018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number-columns-repeated="1018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number-columns-repeated="1018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number-columns-repeated="1018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number-columns-repeated="1018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number-columns-repeated="1018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number-columns-repeated="1018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number-columns-repeated="1018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number-columns-repeated="1018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number-columns-repeated="1018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number-columns-repeated="1018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number-columns-repeated="1018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number-columns-repeated="1018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number-columns-repeated="1018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number-columns-repeated="1018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number-columns-repeated="1018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number-columns-repeated="1018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number-columns-repeated="1018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number-columns-repeated="1018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number-columns-repeated="1018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number-columns-repeated="1018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number-columns-repeated="1018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number-columns-repeated="1018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number-columns-repeated="1018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number-columns-repeated="1018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number-columns-repeated="1018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number-columns-repeated="1018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number-columns-repeated="1018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number-columns-repeated="1018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number-columns-repeated="1018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number-columns-repeated="1018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23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2" table:default-cell-style-name="Default"/>
        <table:table-column table:style-name="co13" table:default-cell-style-name="ce6"/>
        <table:table-column table:style-name="co15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13" table:default-cell-style-name="ce6"/>
        <table:table-column table:style-name="co15" table:default-cell-style-name="Default"/>
        <table:table-column table:style-name="co1" table:default-cell-style-name="ce20"/>
        <table:table-column table:style-name="co1" table:number-columns-repeated="1008" table:default-cell-style-name="Default"/>
        <table:table-row table:style-name="ro2">
          <table:table-cell table:style-name="ce2" office:value-type="string">
            <text:p>Principe : on compte la durée entre chaque impulsion à l'allumage</text:p>
          </table:table-cell>
          <table:table-cell table:style-name="ce4" table:number-columns-repeated="2"/>
          <table:table-cell table:style-name="ce26"/>
          <table:table-cell table:style-name="ce4"/>
          <table:table-cell table:style-name="ce26"/>
          <table:table-cell table:style-name="ce4" table:number-columns-repeated="2"/>
          <table:table-cell table:style-name="ce26"/>
          <table:table-cell table:style-name="ce4"/>
          <table:table-cell table:style-name="ce27"/>
          <table:table-cell table:style-name="ce4" table:number-columns-repeated="2"/>
          <table:table-cell table:style-name="ce26"/>
          <table:table-cell table:style-name="ce4"/>
          <table:table-cell table:style-name="ce27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6"/>
          <table:table-cell table:style-name="ce4"/>
          <table:table-cell table:style-name="ce26"/>
          <table:table-cell table:style-name="ce4" table:number-columns-repeated="2"/>
          <table:table-cell table:style-name="ce26"/>
          <table:table-cell table:style-name="ce4"/>
          <table:table-cell table:style-name="ce27"/>
          <table:table-cell table:style-name="ce4" table:number-columns-repeated="2"/>
          <table:table-cell table:style-name="ce26"/>
          <table:table-cell table:style-name="ce4"/>
          <table:table-cell table:style-name="ce27"/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26"/>
          <table:table-cell table:style-name="ce4"/>
          <table:table-cell table:style-name="ce26"/>
          <table:table-cell table:style-name="ce4"/>
          <table:table-cell table:style-name="ce4" office:value-type="string" table:number-columns-spanned="4" table:number-rows-spanned="1">
            <text:p>2T</text:p>
          </table:table-cell>
          <table:covered-table-cell table:style-name="ce26"/>
          <table:covered-table-cell table:style-name="ce4"/>
          <table:covered-table-cell table:style-name="ce27"/>
          <table:table-cell table:style-name="ce4"/>
          <table:table-cell table:style-name="ce4" office:value-type="string" table:number-columns-spanned="4" table:number-rows-spanned="1">
            <text:p>4T</text:p>
          </table:table-cell>
          <table:covered-table-cell table:style-name="ce26"/>
          <table:covered-table-cell table:style-name="ce4"/>
          <table:covered-table-cell table:style-name="ce27"/>
          <table:table-cell table:style-name="ce4" table:number-columns-repeated="1008"/>
        </table:table-row>
        <table:table-row table:style-name="ro3">
          <table:table-cell table:style-name="ce4"/>
          <table:table-cell table:style-name="ce4" office:value-type="string">
            <text:p>RPM</text:p>
          </table:table-cell>
          <table:table-cell table:style-name="ce4" office:value-type="string">
            <text:p>RPM</text:p>
          </table:table-cell>
          <table:table-cell table:style-name="ce26" office:value-type="string">
            <text:p>Durée tour</text:p>
          </table:table-cell>
          <table:table-cell table:style-name="ce4" office:value-type="string">
            <text:p>Allumage 2T</text:p>
          </table:table-cell>
          <table:table-cell table:style-name="ce26" office:value-type="string">
            <text:p>Allumage 4T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6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7" office:value-type="string">
            <text:p>écart relatif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6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7" office:value-type="string">
            <text:p>écart relatif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4" office:value-type="string">
            <text:p><text:s/>(tr/min)</text:p>
          </table:table-cell>
          <table:table-cell table:style-name="ce4" office:value-type="string">
            <text:p>(tr/sec = Hz)</text:p>
          </table:table-cell>
          <table:table-cell table:style-name="ce4" office:value-type="string">
            <text:p>(s)</text:p>
          </table:table-cell>
          <table:table-cell table:style-name="ce4" office:value-type="string">
            <text:p>(s)</text:p>
          </table:table-cell>
          <table:table-cell table:style-name="ce26" office:value-type="string">
            <text:p>(s)</text:p>
          </table:table-cell>
          <table:table-cell table:style-name="ce4" table:number-columns-repeated="2"/>
          <table:table-cell table:style-name="ce26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7" office:value-type="string">
            <text:p>(%)</text:p>
          </table:table-cell>
          <table:table-cell table:style-name="ce4" table:number-columns-repeated="2"/>
          <table:table-cell table:style-name="ce26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7" office:value-type="string">
            <text:p>(%)</text:p>
          </table:table-cell>
          <table:table-cell table:style-name="ce4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24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23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23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23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24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23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23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23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24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23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23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23" table:number-columns-repeated="1008"/>
        </table:table-row>
        <table:table-row table:style-name="ro2">
          <table:table-cell/>
          <table:table-cell table:style-name="ce24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16" table:default-cell-style-name="ce2"/>
        <table:table-column table:style-name="co1" table:default-cell-style-name="ce4"/>
        <table:table-column table:style-name="co1" table:default-cell-style-name="Default"/>
        <table:table-column table:style-name="co17" table:number-columns-repeated="3" table:default-cell-style-name="ce1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8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8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8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8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2" table:default-cell-style-name="ce23"/>
        <table:table-column table:style-name="co3" table:default-cell-style-name="ce4"/>
        <table:table-column table:style-name="co4" table:default-cell-style-name="ce8"/>
        <table:table-column table:style-name="co6" table:default-cell-style-name="ce15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">
            <text:p>6</text:p>
          </table:table-cell>
          <table:table-cell table:style-name="ce16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3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2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style-name="ce15"/>
          <table:table-cell table:style-name="ce15"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>
            <text:p>T0CON?</text:p>
          </table:table-cell>
          <table:table-cell table:style-name="ce16" table:number-columns-repeated="2"/>
          <table:table-cell/>
          <table:table-cell table:style-name="ce15" table:number-columns-repeated="4"/>
          <table:table-cell table:number-columns-repeated="3"/>
          <table:table-cell table:style-name="ce22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TMR0</text:p>
          </table:table-cell>
          <table:table-cell table:style-name="ce16" table:formula="of:=&quot;0x&quot;&amp;[.F31]" office:value-type="string" office:string-value="0x6">
            <text:p>0x6</text:p>
          </table:table-cell>
          <table:table-cell table:style-name="ce16" table:formula="of:=[.C22]" office:value-type="float" office:value="6">
            <text:p>6</text:p>
          </table:table-cell>
          <table:table-cell table:style-name="ce16" table:formula="of:=DEC2HEX([.E31])" office:value-type="string" office:string-value="6">
            <text:p>6</text:p>
          </table:table-cell>
          <table:table-cell table:style-name="ce15"/>
          <table:table-cell table:style-name="ce16" table:formula="of:=&quot;0x&quot;&amp;[.J31]" office:value-type="string" office:string-value="0x10">
            <text:p>0x10</text:p>
          </table:table-cell>
          <table:table-cell table:style-name="ce28" table:formula="of:=HEX2DEC([.J31])" office:value-type="float" office:value="16">
            <text:p>16</text:p>
          </table:table-cell>
          <table:table-cell table:style-name="ce29" office:value-type="float" office:value="10">
            <text:p>10</text:p>
          </table:table-cell>
          <table:table-cell/>
          <table:table-cell table:style-name="ce8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19" table:default-cell-style-name="ce4"/>
        <table:table-column table:style-name="co20" table:default-cell-style-name="ce32"/>
        <table:table-column table:style-name="co20" table:number-columns-repeated="2" table:default-cell-style-name="ce15"/>
        <table:table-column table:style-name="co20" table:default-cell-style-name="ce32"/>
        <table:table-column table:style-name="co20" table:default-cell-style-name="ce36"/>
        <table:table-column table:style-name="co21" table:default-cell-style-name="ce15"/>
        <table:table-column table:style-name="co22" table:default-cell-style-name="ce15"/>
        <table:table-column table:style-name="co1" table:number-columns-repeated="1016" table:default-cell-style-name="ce15"/>
        <table:table-row table:style-name="ro3">
          <table:table-cell table:style-name="ce2" office:value-type="string">
            <text:p>Cette feuille permet d'ajuster la valeur du registre d'un timer à partir de la valeur théorique</text:p>
          </table:table-cell>
          <table:table-cell table:style-name="ce30" table:number-columns-repeated="4"/>
          <table:table-cell table:style-name="ce34"/>
          <table:table-cell table:style-name="ce2" table:number-columns-repeated="1018"/>
        </table:table-row>
        <table:table-row table:style-name="ro3">
          <table:table-cell table:style-name="ce2" office:value-type="string">
            <text:p>Le timer s'incrémente depuis la valeur initiale (registre) jusqu'à débordement</text:p>
          </table:table-cell>
          <table:table-cell table:style-name="ce31" table:number-columns-repeated="4"/>
          <table:table-cell table:style-name="ce35"/>
          <table:table-cell table:style-name="ce4" table:number-columns-repeated="1018"/>
        </table:table-row>
        <table:table-row table:style-name="ro2">
          <table:table-cell table:style-name="ce2"/>
          <table:table-cell table:style-name="ce31" table:number-columns-repeated="4"/>
          <table:table-cell table:style-name="ce35"/>
          <table:table-cell table:style-name="ce4"/>
          <table:table-cell table:style-name="ce4">
            <draw:frame table:end-cell-address="'ajustement timer theorie-exp'.M18" table:end-x="1.726cm" table:end-y="0.221cm" draw:z-index="0" draw:style-name="gr1" svg:width="13.73cm" svg:height="7.032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1016"/>
        </table:table-row>
        <table:table-row table:style-name="ro3">
          <table:table-cell/>
          <table:table-cell table:style-name="ce31" office:value-type="string" table:number-columns-spanned="3" table:number-rows-spanned="1">
            <text:p>Valeur registre</text:p>
          </table:table-cell>
          <table:covered-table-cell table:style-name="ce31"/>
          <table:covered-table-cell table:style-name="ce31"/>
          <table:table-cell table:style-name="ce31" office:value-type="string">
            <text:p>Durée</text:p>
          </table:table-cell>
          <table:table-cell table:style-name="ce35" office:value-type="string">
            <text:p>Ecart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31" office:value-type="string">
            <text:p>(hex)</text:p>
          </table:table-cell>
          <table:table-cell table:style-name="ce31" office:value-type="string">
            <text:p>(dec)</text:p>
          </table:table-cell>
          <table:table-cell table:style-name="ce31" office:value-type="string">
            <text:p>(0xhex)</text:p>
          </table:table-cell>
          <table:table-cell table:style-name="ce31" office:value-type="string">
            <text:p>(us)</text:p>
          </table:table-cell>
          <table:table-cell table:style-name="ce35" office:value-type="string">
            <text:p>(%)</text:p>
          </table:table-cell>
          <table:table-cell table:style-name="ce4" table:number-columns-repeated="6"/>
          <table:table-cell table:style-name="Default"/>
          <table:table-cell table:style-name="ce23" office:value-type="string">
            <text:p>Dec</text:p>
          </table:table-cell>
          <table:table-cell table:style-name="ce4" office:value-type="string">
            <text:p>Hex</text:p>
          </table:table-cell>
          <table:table-cell table:style-name="ce4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7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33" table:formula="of:=DEC2HEX([.C17])" office:value-type="string" office:string-value="F">
            <text:p>F</text:p>
          </table:table-cell>
          <table:table-cell table:style-name="ce32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23"/>
          <table:table-cell table:style-name="ce23" office:value-type="string">
            <text:p>(float)</text:p>
          </table:table-cell>
          <table:table-cell table:style-name="ce23" office:value-type="string">
            <text:p>(dec)</text:p>
          </table:table-cell>
          <table:table-cell table:style-name="ce4" office:value-type="string">
            <text:p>(hex)</text:p>
          </table:table-cell>
          <table:table-cell table:style-name="ce4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7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7:07:30.28</dc:date>
    <meta:editing-duration>PT05H16M09S</meta:editing-duration>
    <meta:editing-cycles>131</meta:editing-cycles>
    <meta:generator>OpenOffice.org/3.2$Win32 OpenOffice.org_project/320m12$Build-9483</meta:generator>
    <meta:document-statistic meta:table-count="10" meta:cell-count="79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